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1716666666667cm" style:use-optimal-column-width="true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VentasAnticipadas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Ventas Anticipada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<text:s/>saldos y movimientos de las ventas anticipadas petroleras del mes <text:s/>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TRATO<text:s text:c="2"/></text:p>
          </table:table-cell>
          <table:table-cell office:value-type="string" table:style-name="ce3">
            <text:p>Nombres de las empresas con las que Ecuador tiene contrat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DUCTO<text:s text:c="2"/></text:p>
          </table:table-cell>
          <table:table-cell office:value-type="string" table:style-name="ce3">
            <text:p>commodity sujeto del contrato<text:s/>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MONTO CONTRATADO PARA EL ANTICIPO<text:s text:c="2"/></text:p>
          </table:table-cell>
          <table:table-cell office:value-type="string" table:style-name="ce3">
            <text:p>Valor expresado en miles de dólare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ALDO AL 01 DE ENERO 2021<text:s/></text:p>
          </table:table-cell>
          <table:table-cell office:value-type="string" table:style-name="ce3">
            <text:p>Muestra el monto de los saldos al corte de la información con la <text:s/>que se realiza el boletín de deuda pública al 01 de enero 2021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DESEMBOLSOS<text:s text:c="2"/></text:p>
          </table:table-cell>
          <table:table-cell office:value-type="string" table:style-name="ce3">
            <text:p>Muestra el monto desembolsado al corte de la información con la <text:s/>que se realiza el boletín de deuda pública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AMORTIZACIONES<text:s text:c="2"/></text:p>
          </table:table-cell>
          <table:table-cell office:value-type="string" table:style-name="ce3">
            <text:p>Muestra el monto amortizado al corte de la información con la <text:s/>que se realiza el boletín de deuda públic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INTERESES<text:s/></text:p>
          </table:table-cell>
          <table:table-cell office:value-type="string" table:style-name="ce3">
            <text:p>Corresponde a la suma de los intereses y comisiones al <text:s/>corte de la información con la que se realiza el boletín de deuda públic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ALDO AL 30 DE JUNIO 2021</text:p>
          </table:table-cell>
          <table:table-cell office:value-type="string" table:style-name="ce3">
            <text:p>Muestra el monto de los saldos al corte de la información con la <text:s/>que se realiza el boletín de deuda pública al 30 de junio 2021</text:p>
          </table:table-cell>
          <table:table-cell table:number-columns-repeated="16382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8:44Z</dc:date>
  </office:meta>
</office:document-meta>
</file>